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4" style:family="paragraph" style:parent-style-name="Standard">
      <style:text-properties fo:font-weight="normal" officeooo:rsid="0015a13c" officeooo:paragraph-rsid="0020dbc2" style:font-weight-asian="normal" style:font-weight-complex="normal"/>
    </style:style>
    <style:style style:name="P5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c3d36" officeooo:paragraph-rsid="001c3d3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74b" style:font-weight-asian="bold" style:font-weight-complex="bold"/>
    </style:style>
    <style:style style:name="T3" style:family="text">
      <style:text-properties fo:font-weight="bold" officeooo:rsid="0025e380" style:font-weight-asian="bold" style:font-weight-complex="bold"/>
    </style:style>
    <style:style style:name="T4" style:family="text">
      <style:text-properties officeooo:rsid="0019525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b261" style:font-style-asian="normal" style:font-style-complex="normal"/>
    </style:style>
    <style:style style:name="T7" style:family="text">
      <style:text-properties officeooo:rsid="001e04bf"/>
    </style:style>
    <style:style style:name="T8" style:family="text">
      <style:text-properties officeooo:rsid="001fb68c"/>
    </style:style>
    <style:style style:name="T9" style:family="text">
      <style:text-properties officeooo:rsid="0020dbc2"/>
    </style:style>
    <style:style style:name="T10" style:family="text">
      <style:text-properties officeooo:rsid="0022774b"/>
    </style:style>
    <style:style style:name="T11" style:family="text">
      <style:text-properties officeooo:rsid="0025e23d"/>
    </style:style>
    <style:style style:name="T12" style:family="text">
      <style:text-properties officeooo:rsid="00277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ТПЧ <text:span text:style-name="T12">160</text:span> <text:span text:style-name="T12">2400</text:span>Гц</text:p>
      <text:p text:style-name="P2"><text:tab/>Входные аналоговые сигналы:</text:p>
      <text:p text:style-name="P1">Вход пассивный и гальваноразвязанный. На входе резистор 500 Ом.</text:p>
      <text:p text:style-name="P1"/>
      <text:p text:style-name="P1">ТПЧ воспринимает только задание мощности</text:p>
      <text:p text:style-name="P1">4ма и ниже соответствует 0 кВт</text:p>
      <text:p text:style-name="P1">20ма и выше соответствует <text:span text:style-name="T11">16</text:span>0кВт</text:p>
      <text:p text:style-name="P1"><text:tab/><text:span text:style-name="T1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1<text:span text:style-name="T11">6</text:span>0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<text:span text:style-name="T11">800</text:span>В</text:p>
      <text:p text:style-name="P2"/>
      <text:p text:style-name="P2">Выходной ток(Х3)</text:p>
      <text:p text:style-name="P1">4ма и ниже соответствует 0 А</text:p>
      <text:p text:style-name="P3">20ма и выше соответствует <text:span text:style-name="T11">40</text:span>0А</text:p>
      <text:p text:style-name="P2"/>
      <text:p text:style-name="P2">Частота (Х4)</text:p>
      <text:p text:style-name="P1">4ма и ниже соответствует 0 Гц</text:p>
      <text:p text:style-name="P4">20ма и выше соответствует <text:span text:style-name="T11">2400*1.25=3244</text:span>Гц</text:p>
      <text:p text:style-name="P3"/>
      <text:p text:style-name="P2"><text:tab/>Входные дискретные сигналы</text:p>
      <text:p text:style-name="P6">Вкл.силового питания Х13 1-2 </text:p>
      <text:p text:style-name="P5"><text:s text:c="5"/>Разрешает включение ТПЧ (готовность установки). Включать автомат в ТПЧ нужно вручную. </text:p>
      <text:p text:style-name="P5"><text:s text:c="5"/><text:span text:style-name="T4">Если вход не используется нужно подать 1.</text:span></text:p>
      <text:p text:style-name="P7">Вкл.нагрев Х13 3-4</text:p>
      <text:p text:style-name="P7"><text:s text:c="4"/><text:span text:style-name="T5">Включает нагрев</text:span></text:p>
      <text:p text:style-name="P7">Сброс ошибки Х13 5-6</text:p>
      <text:p text:style-name="P10"><text:s text:c="4"/>Сброс ошибки ТПЧ. </text:p>
      <text:p text:style-name="P13"><text:tab/>Выходные дискретные сигналы</text:p>
      <text:p text:style-name="P7">Готовность Х5 1-2</text:p>
      <text:p text:style-name="P10"><text:s text:c="4"/>Сигнал готовности от ТПЧ. (При пропадании связи не меняет своего состояния)</text:p>
      <text:p text:style-name="P7">Нагрев X5 3-4</text:p>
      <text:p text:style-name="P7"><text:s text:c="4"/><text:span text:style-name="T5">Сигнал нагрев переданный от ТПЧ.(При пропадании связи </text:span><text:span text:style-name="T6">обнуляется</text:span><text:span text:style-name="T5">)</text:span></text:p>
      <text:p text:style-name="P7">Ошибка Х5 5-6</text:p>
      <text:p text:style-name="P8"><text:s text:c="4"/><text:span text:style-name="T5">Сигнал ошибки </text:span><text:span text:style-name="T6">от ТПЧ</text:span><text:span text:style-name="T5">. (При пропадании связи </text:span><text:span text:style-name="T6">будет выставлен</text:span><text:span text:style-name="T5">)</text:span></text:p>
      <text:p text:style-name="P9">Частота низкая Х5 7-8</text:p>
      <text:p text:style-name="P11"><text:s text:c="4"/>В виду отсутствия кода ошибки от ТПЧ не используется</text:p>
      <text:p text:style-name="P9">Частота высокая Х5 9-10</text:p>
      <text:p text:style-name="P11"><text:s text:c="4"/>В виду отсутствия кода ошибки от ТПЧ не используется</text:p>
      <text:p text:style-name="P9">Неиспр ППЧ X5 11-12</text:p>
      <text:p text:style-name="P9"><text:s text:c="4"/><text:span text:style-name="T5">Сигнал неисправности ТПЧ</text:span></text:p>
      <text:p text:style-name="P9">Неиспр.нагр Х5 13-14</text:p>
      <text:p text:style-name="P9"><text:s text:c="4"/><text:span text:style-name="T5">В виду отсутствия кода ошибки от ТПЧ = Сигнал неипр.БК от ТПЧ</text:span></text:p>
      <text:p text:style-name="P9">Перегрев Х5 15-16</text:p>
      <text:p text:style-name="P9"><text:s text:c="4"/><text:span text:style-name="T5">В виду отсутствия кода ошибки от ТПЧ = Сигнал неисправности СО от ТПЧ</text:span></text:p>
      <text:p text:style-name="P12">Исходный код находится здесь: <text:a xlink:type="simple" xlink:href="https://github.com/cvy7/s_controller" text:style-name="Internet_20_link" text:visited-style-name="Visited_20_Internet_20_Link">https://github.com/cvy7/s_controller</text:a> <text:span text:style-name="T10">ветвь </text:span><text:span text:style-name="T2">tpch</text:span><text:span text:style-name="T3">160</text:span><text:span text:style-name="T2">_</text:span><text:span text:style-name="T3">2k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8-11-13T18:12:56.287876275</dc:date>
    <meta:editing-duration>PT22M1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247" meta:character-count="1674" meta:non-whitespace-character-count="1416"/>
  </office:meta>
</office:document-meta>
</file>